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674" officeooo:paragraph-rsid="000a0674"/>
    </style:style>
    <style:style style:name="P2" style:family="paragraph" style:parent-style-name="Standard">
      <style:text-properties style:text-underline-style="none" officeooo:rsid="000a0674" officeooo:paragraph-rsid="000a0674"/>
    </style:style>
    <style:style style:name="P3" style:family="paragraph" style:parent-style-name="Standard">
      <style:text-properties style:text-underline-style="none" fo:font-weight="normal" officeooo:rsid="000a0674" officeooo:paragraph-rsid="000a0674" style:font-weight-asian="normal" style:font-weight-complex="normal"/>
    </style:style>
    <style:style style:name="P4" style:family="paragraph" style:parent-style-name="Standard">
      <style:text-properties style:text-underline-style="none" officeooo:rsid="000a54b1" officeooo:paragraph-rsid="000a54b1"/>
    </style:style>
    <style:style style:name="P5" style:family="paragraph" style:parent-style-name="Standard">
      <style:text-properties style:text-underline-style="none" officeooo:rsid="000a6fac" officeooo:paragraph-rsid="000a6fac"/>
    </style:style>
    <style:style style:name="P6" style:family="paragraph" style:parent-style-name="Standard">
      <style:text-properties officeooo:paragraph-rsid="000a0674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a0674" officeooo:paragraph-rsid="000a0674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paragraph-rsid="000a54b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a0674" officeooo:paragraph-rsid="000a067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a54b1" officeooo:paragraph-rsid="000a54b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text-underline-style="none" officeooo:rsid="000a0674" officeooo:paragraph-rsid="000a0674"/>
    </style:style>
    <style:style style:name="P12" style:family="paragraph" style:parent-style-name="Standard" style:list-style-name="L2">
      <style:text-properties officeooo:paragraph-rsid="000a54b1"/>
    </style:style>
    <style:style style:name="P13" style:family="paragraph" style:parent-style-name="Standard" style:list-style-name="L2">
      <style:text-properties officeooo:rsid="000a54b1" officeooo:paragraph-rsid="000a54b1"/>
    </style:style>
    <style:style style:name="P14" style:family="paragraph" style:parent-style-name="Standard">
      <style:text-properties fo:font-size="14pt" style:text-underline-style="none" fo:font-weight="normal" officeooo:rsid="000a54b1" officeooo:paragraph-rsid="000a54b1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ad5e8" officeooo:paragraph-rsid="000ad5e8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aea09" officeooo:paragraph-rsid="000aea09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a067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a0674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0a54b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0674" style:font-size-asian="12.25pt" style:font-weight-asian="normal" style:font-size-complex="14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style:text-underline-style="none" fo:font-weight="normal" officeooo:rsid="000a0674" style:font-size-asian="20pt" style:font-weight-asian="normal" style:font-size-complex="20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aea0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0"><text:tab/></text:span><text:span text:style-name="T11">Git Command</text:span></text:p>
      <text:p text:style-name="P7"/>
      <text:p text:style-name="P9">1. <text:s/>git init</text:p>
      <text:p text:style-name="P9"/>
      <text:p text:style-name="P9">2. <text:s/>git status</text:p>
      <text:p text:style-name="P9"/>
      <text:p text:style-name="P3"><text:span text:style-name="T1">3. <text:s/>git add . <text:s/></text:span><text:span text:style-name="T12">→</text:span><text:span text:style-name="T1">add all file</text:span></text:p>
      <text:p text:style-name="P9"/>
      <text:p text:style-name="P9">4. <text:s/>git commit -m”message”</text:p>
      <text:p text:style-name="P9"/>
      <text:p text:style-name="P3"><text:span text:style-name="T1">5. <text:s/>git log - -oneline <text:s/></text:span><text:span text:style-name="T12">→ </text:span><text:span text:style-name="T1">view commit history in oneline.</text:span></text:p>
      <text:p text:style-name="P9"/>
      <text:p text:style-name="P9">6. <text:s/>git log</text:p>
      <text:p text:style-name="P9"/>
      <text:p text:style-name="P3"><text:span text:style-name="T1">7. <text:s/>git remote add origin <text:s/></text:span><text:span text:style-name="T4">&lt;link&gt;</text:span></text:p>
      <text:p text:style-name="P9">(to set a link between computer and github)</text:p>
      <text:p text:style-name="P9"/>
      <text:p text:style-name="P3"><text:span text:style-name="T1">8. <text:s/>git clone </text:span><text:span text:style-name="T4">&lt;link&gt;</text:span></text:p>
      <text:p text:style-name="P9">(to clone repo. Code)</text:p>
      <text:p text:style-name="P9"/>
      <text:p text:style-name="P3"><text:span text:style-name="T1">9. <text:s/>git push origin master <text:s text:c="2"/></text:span><text:span text:style-name="T12">→</text:span><text:span text:style-name="T1"> to push code</text:span></text:p>
      <text:p text:style-name="P3"/>
      <text:p text:style-name="P6"><text:span text:style-name="T3">10. <text:s/></text:span><text:span text:style-name="T6">Branching in git:</text:span></text:p>
      <text:list xml:id="list3851727135" text:style-name="L1">
        <text:list-item>
          <text:p text:style-name="P11"><text:span text:style-name="T8">git branch <text:s/></text:span><text:span text:style-name="T13"><text:s/>→</text:span><text:span text:style-name="T8"> to check all branch</text:span></text:p>
        </text:list-item>
        <text:list-item>
          <text:p text:style-name="P11"><text:span text:style-name="T8">git branch <text:s/>&lt;</text:span><text:span text:style-name="T5">b.name&gt;</text:span><text:span text:style-name="T8"> <text:s/></text:span><text:span text:style-name="T13"><text:s/>→</text:span><text:span text:style-name="T8"> to create a branch</text:span></text:p>
        </text:list-item>
        <text:list-item>
          <text:p text:style-name="P11"><text:span text:style-name="T8">git checkout &lt;</text:span><text:span text:style-name="T5">b.name&gt;</text:span><text:span text:style-name="T8"> </text:span><text:span text:style-name="T13"><text:s/>→</text:span><text:span text:style-name="T8"> to move that branch from existing branch</text:span></text:p>
        </text:list-item>
      </text:list>
      <text:p text:style-name="P9"/>
      <text:p text:style-name="P2"><text:span text:style-name="T8">11. git diff <text:s/></text:span><text:span text:style-name="T13">→</text:span><text:span text:style-name="T8"> before and after edit</text:span></text:p>
      <text:p text:style-name="P9"/>
      <text:p text:style-name="P6"><text:span text:style-name="T8">12. <text:s/>git reset </text:span><text:span text:style-name="T9">&lt;</text:span><text:span text:style-name="T5">ha</text:span><text:span text:style-name="T6">s</text:span><text:span text:style-name="T5">h value</text:span><text:span text:style-name="T6">&gt;</text:span><text:span text:style-name="T3"> <text:s text:c="2"/></text:span><text:span text:style-name="T14">→</text:span><text:span text:style-name="T3">to move in old file</text:span></text:p>
      <text:p text:style-name="P9"/>
      <text:p text:style-name="P1"><text:span text:style-name="T2">13. <text:s/></text:span><text:span text:style-name="T5">To delete branch:</text:span></text:p>
      <text:list xml:id="list2252779417" text:style-name="L2">
        <text:list-item>
          <text:p text:style-name="P13"><text:span text:style-name="T2">git branch -d </text:span><text:span text:style-name="T5">&lt;branch name&gt;</text:span></text:p>
        </text:list-item>
        <text:list-item>
          <text:p text:style-name="P12"><text:span text:style-name="T8">git push origin –delete </text:span><text:span text:style-name="T7">&lt;</text:span><text:span text:style-name="T5">branch name&gt;</text:span></text:p>
        </text:list-item>
      </text:list>
      <text:p text:style-name="P8"/>
      <text:p text:style-name="P4"><text:span text:style-name="T8">14. <text:s/>git pull origin </text:span><text:span text:style-name="T5">&lt;branch name&gt;</text:span></text:p>
      <text:p text:style-name="P10"/>
      <text:p text:style-name="P4"><text:span text:style-name="T8">15. <text:s/>git config user.name <text:s/></text:span><text:span text:style-name="T13">→</text:span><text:span text:style-name="T8">to know the name of git account</text:span></text:p>
      <text:p text:style-name="P10"/>
      <text:p text:style-name="P4"><text:span text:style-name="T8">16. <text:s/>git config user.email </text:span><text:span text:style-name="T13"><text:s/>→</text:span><text:span text:style-name="T8"> to know the email id used or saved in git account</text:span></text:p>
      <text:p text:style-name="P5"><text:soft-page-break/><text:span text:style-name="T8">17. <text:s/>git merge master </text:span><text:span text:style-name="T13"><text:s/>→</text:span><text:span text:style-name="T8"> merge a branch to master(for this we have to be in a required branch)</text:span></text:p>
      <text:p text:style-name="P10"/>
      <text:p text:style-name="P15">18. <text:s/>git remote set-url origin &lt;<text:span text:style-name="T15">url link</text:span>&gt;</text:p>
      <text:p text:style-name="P15">(to change <text:span text:style-name="T16">already existing remote to new remote.)</text:span></text:p>
      <text:p text:style-name="P15"/>
      <text:p text:style-name="P16">19. <text:s/>git fetch - -all</text:p>
      <text:p text:style-name="P16">(to fetch all branch from repository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6:40:27.643516240</meta:creation-date>
    <dc:date>2021-02-24T13:19:17.826405656</dc:date>
    <meta:editing-duration>PT9M5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210" meta:character-count="1089" meta:non-whitespace-character-count="874"/>
  </office:meta>
</office:document-meta>
</file>